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66cm" fo:min-width="3.25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cm" fo:min-width="6.28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5cm" fo:min-width="5.562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4cm" fo:min-width="7.2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2.218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1489d8"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1489d8" draw:marker-end="Arrowheads_20_8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1489d8"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1489d8" draw:marker-end="Arrowheads_20_10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1489d8" draw:marker-end="Arrowheads_20_11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1489d8" draw:marker-end="Arrowheads_20_12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1.19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11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214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1489d8"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1489d8"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1489d8" draw:marker-end="Arrowheads_20_15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2.058cm" fo:padding-top="0.03cm" fo:padding-bottom="0.03cm" fo:padding-left="0.05cm" fo:padding-right="0.0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97cm" fo:min-width="2.0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14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4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04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9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 style:writing-mode="lr-tb"/>
      <style:text-properties fo:font-size="7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7pt" fo:font-weight="normal" style:font-weight-asian="normal" style:font-weight-complex="normal"/>
    </style:style>
    <style:style style:name="T4" style:family="text">
      <style:text-properties fo:font-size="9pt" fo:font-weight="normal" style:font-weight-asian="normal" style:font-weight-complex="normal"/>
    </style:style>
    <style:style style:name="T5" style:family="text">
      <style:text-properties fo:font-size="7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75cm" svg:height="0.91cm" svg:x="2.75cm" svg:y="4.7cm">
          <text:p text:style-name="P1"><text:span text:style-name="T1">picot:sourcety</text:span><text:span text:style-name="T1">pes/552 <text:s/></text:span></text:p>
          <text:p text:style-name="P1"><text:span text:style-name="T1">(marriage </text:span><text:span text:style-name="T1">certific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786cm" svg:height="1cm" svg:x="1.879cm" svg:y="1.5cm">
          <text:p text:style-name="P1"><text:span text:style-name="T1">"BS Huwelijk </text:span><text:span text:style-name="T1">Haarlem, 11 </text:span><text:span text:style-name="T1">november </text:span><text:span text:style-name="T1">1885, </text:span><text:span text:style-name="T1">aktenummer </text:span><text:span text:style-name="T1">32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062cm" svg:height="0.6cm" svg:x="19.045cm" svg:y="1.7cm">
          <text:p text:style-name="P1"><text:span text:style-name="T1">&lt;https://noord-</text:span><text:span text:style-name="T1">hollandsarchief</text:span><text:span text:style-name="T1">.n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7.714cm" svg:height="1.004cm" svg:x="17.919cm" svg:y="7.746cm">
          <text:p text:style-name="P1"><text:span text:style-name="T1">&lt;https://</text:span><text:span text:style-name="T1">hdl.handle.net</text:span><text:span text:style-name="T1">/</text:span><text:span text:style-name="T1">21.12102/5EC</text:span><text:span text:style-name="T1">8BCCEACD6</text:span><text:span text:style-name="T1">410780110CC</text:span><text:span text:style-name="T1">D6B740E7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718cm" svg:height="0.66cm" svg:x="3.513cm" svg:y="7.918cm">
          <text:p text:style-name="P1"><text:span text:style-name="T1">“</text:span><text:span text:style-name="T1">1885-11-1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725cm" svg:y1="6.6cm" svg:x2="13.737cm" svg:y2="10cm" draw:start-shape="id1" draw:start-glue-point="8" draw:end-shape="id2" draw:end-glue-point="4" svg:d="M13725 6600l12 3400" svg:viewBox="0 0 13 3401">
          <text:p/>
        </draw:connector>
        <draw:connector draw:style-name="gr7" draw:text-style-name="P4" draw:layer="layout" draw:type="line" svg:x1="12.2cm" svg:y1="5.075cm" svg:x2="8.665cm" svg:y2="2cm" draw:start-shape="id1" draw:start-glue-point="6" draw:end-shape="id3" draw:end-glue-point="1" svg:d="M12200 5075l-3535-3075" svg:viewBox="0 0 3536 3076">
          <text:p/>
        </draw:connector>
        <draw:connector draw:style-name="gr8" draw:text-style-name="P4" draw:layer="layout" draw:type="line" svg:x1="12.2cm" svg:y1="5.075cm" svg:x2="6.5cm" svg:y2="5.155cm" draw:start-shape="id1" draw:start-glue-point="6" draw:end-shape="id4" draw:end-glue-point="1" svg:d="M12200 5075l-5700 80" svg:viewBox="0 0 5701 81">
          <text:p/>
        </draw:connector>
        <draw:connector draw:style-name="gr9" draw:text-style-name="P4" draw:layer="layout" draw:type="line" svg:x1="12.2cm" svg:y1="5.075cm" svg:x2="6.231cm" svg:y2="8.248cm" draw:start-shape="id1" draw:start-glue-point="6" draw:end-shape="id5" svg:d="M12200 5075l-5969 3173" svg:viewBox="0 0 5970 3174">
          <text:p/>
        </draw:connector>
        <draw:connector draw:style-name="gr10" draw:text-style-name="P4" draw:layer="layout" draw:type="line" svg:x1="15.25cm" svg:y1="5.075cm" svg:x2="19.045cm" svg:y2="2cm" draw:start-shape="id1" draw:start-glue-point="10" draw:end-shape="id6" svg:d="M15250 5075l3795-3075" svg:viewBox="0 0 3796 3076">
          <text:p/>
        </draw:connector>
        <draw:connector draw:style-name="gr11" draw:text-style-name="P4" draw:layer="layout" draw:type="line" svg:x1="15.25cm" svg:y1="5.075cm" svg:x2="17.919cm" svg:y2="8.248cm" draw:start-shape="id1" draw:start-glue-point="10" draw:end-shape="id7" draw:end-glue-point="3" svg:d="M15250 5075l2669 3173" svg:viewBox="0 0 2670 3174">
          <text:p/>
        </draw:connector>
        <draw:custom-shape draw:style-name="gr12" draw:text-style-name="P2" xml:id="id10" draw:id="id10" draw:layer="layout" svg:width="1.697cm" svg:height="0.66cm" svg:x="12.876cm" svg:y="15.5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7.616cm" svg:height="1.025cm" svg:x="2.164cm" svg:y="15.363cm">
          <text:p text:style-name="P1"><text:span text:style-name="T1">&lt;https://</text:span><text:span text:style-name="T1">proxy.archieven</text:span><text:span text:style-name="T1">.nl/download/</text:span><text:span text:style-name="T1">236/</text:span><text:span text:style-name="T1">F9934C85D44</text:span><text:span text:style-name="T1">446699C60862</text:span><text:span text:style-name="T1">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7.714cm" svg:height="1.025cm" svg:x="17.219cm" svg:y="15.363cm">
          <text:p text:style-name="P1"><text:span text:style-name="T1">&lt;https://</text:span><text:span text:style-name="T1">proxy.archieve</text:span><text:span text:style-name="T1">n.nl/thumb/</text:span><text:span text:style-name="T1">236/</text:span><text:span text:style-name="T1">F9934C85D44</text:span><text:span text:style-name="T1">446699C6086</text:span><text:span text:style-name="T1">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12.224cm" svg:y1="11.524cm" svg:x2="5.972cm" svg:y2="15.363cm" draw:start-shape="id2" draw:start-glue-point="6" draw:end-shape="id8" draw:end-glue-point="0" svg:d="M12224 11524l-6252 3839" svg:viewBox="0 0 6253 3840">
          <text:p/>
        </draw:connector>
        <draw:connector draw:style-name="gr16" draw:text-style-name="P4" draw:layer="layout" draw:type="line" svg:x1="15.25cm" svg:y1="11.524cm" svg:x2="21.076cm" svg:y2="15.363cm" draw:start-shape="id2" draw:start-glue-point="10" draw:end-shape="id9" draw:end-glue-point="0" svg:d="M15250 11524l5826 3839" svg:viewBox="0 0 5827 3840">
          <text:p/>
        </draw:connector>
        <draw:connector draw:style-name="gr17" draw:text-style-name="P4" draw:layer="layout" draw:type="line" svg:x1="13.737cm" svg:y1="13.049cm" svg:x2="13.724cm" svg:y2="15.545cm" draw:start-shape="id2" draw:start-glue-point="8" draw:end-shape="id10" draw:end-glue-point="0" svg:d="M13737 13049l-13 2496" svg:viewBox="0 0 14 2497">
          <text:p/>
        </draw:connector>
        <draw:custom-shape draw:style-name="gr18" draw:text-style-name="P6" xml:id="id1" draw:id="id1" draw:layer="layout" svg:width="3.05cm" svg:height="3.05cm" svg:x="12.2cm" svg:y="3.55cm">
          <text:p text:style-name="P5"><text:span text:style-name="T2">Source</text:span></text:p>
          <text:p text:style-name="P5"><text:span text:style-name="T3">sdo:</text:span></text:p>
          <text:p text:style-name="P5"><text:span text:style-name="T3">Archive</text:span></text:p>
          <text:p text:style-name="P5"><text:span text:style-name="T3">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3.026cm" svg:height="3.049cm" svg:x="12.224cm" svg:y="10cm">
          <text:p text:style-name="P7"><text:span text:style-name="T4">Scan</text:span></text:p>
          <text:p text:style-name="P7"><text:span text:style-name="T5">sdo:</text:span></text:p>
          <text:p text:style-name="P7"><text:span text:style-name="T5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.245cm" svg:height="0.758cm" svg:x="16.005cm" svg:y="3.242cm">
          <text:p text:style-name="P9"><text:span text:style-name="T6">sdo:</text:span></text:p>
          <text:p text:style-name="P9"><text:span text:style-name="T6">holdingArchi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9.605cm" svg:y="3.242cm">
          <text:p text:style-name="P9"><text:span text:style-name="T6">sdo:</text:span></text:p>
          <text:p text:style-name="P9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105cm" svg:y="4.742cm">
          <text:p text:style-name="P9"><text:span text:style-name="T6">sdo:</text:span></text:p>
          <text:p text:style-name="P9"><text:span text:style-name="T6">additionalT</text:span><text:span text:style-name="T6">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25cm" svg:y="6.25cm">
          <text:p text:style-name="P9"><text:span text:style-name="T6">sdo:</text:span></text:p>
          <text:p text:style-name="P9"><text:span text:style-name="T6">dateCre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5.5cm" svg:y="6.242cm">
          <text:p text:style-name="P9"><text:span text:style-name="T6">sdo:ur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2.505cm" svg:y="7.742cm">
          <text:p text:style-name="P9"><text:span text:style-name="T6">sdo:</text:span></text:p>
          <text:p text:style-name="P9"><text:span text:style-name="T6">associatedMedi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cm" svg:height="0.758cm" svg:x="16.5cm" svg:y="13cm">
          <text:p text:style-name="P9"><text:span text:style-name="T6">sdo:thumbnai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8.1cm" svg:y="13cm">
          <text:p text:style-name="P9"><text:span text:style-name="T6">sdo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12.855cm" svg:y="13.75cm">
          <text:p text:style-name="P9"><text:span text:style-name="T6">sdo:</text:span></text:p>
          <text:p text:style-name="P9"><text:span text:style-name="T6"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7:14:14.149540209</meta:creation-date>
    <dc:date>2024-11-18T15:22:14.565595961</dc:date>
    <meta:editing-duration>PT4H46M56S</meta:editing-duration>
    <meta:editing-cycles>17</meta:editing-cycles>
    <meta:generator>LibreOffice/24.8.2.1$Linux_X86_64 LibreOffice_project/480$Build-1</meta:generator>
    <meta:document-statistic meta:object-count="28"/>
  </office:meta>
</office:document-meta>
</file>